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de" fo:country="DE" officeooo:rsid="00180c24" officeooo:paragraph-rsid="00180c24"/>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Title">
      <style:paragraph-properties fo:line-height="150%" style:shadow="none"/>
      <style:text-properties fo:language="de" fo:country="DE" officeooo:rsid="00180c24" officeooo:paragraph-rsid="00180c24"/>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_20_body">
      <style:text-properties officeooo:rsid="00180c24" officeooo:paragraph-rsid="00180c24"/>
    </style:style>
    <style:style style:name="P7" style:family="paragraph" style:parent-style-name="Text_20_body">
      <style:text-properties officeooo:rsid="00183f97" officeooo:paragraph-rsid="00183f97"/>
    </style:style>
    <style:style style:name="P8" style:family="paragraph" style:parent-style-name="Heading_20_1">
      <style:text-properties fo:language="de" fo:country="DE" officeooo:rsid="00180c24" officeooo:paragraph-rsid="00180c24"/>
    </style:style>
    <style:style style:name="P9" style:family="paragraph" style:parent-style-name="Heading_20_1">
      <style:text-properties fo:language="de" fo:country="DE" officeooo:rsid="001b7b2e" officeooo:paragraph-rsid="001b7b2e"/>
    </style:style>
    <style:style style:name="P10" style:family="paragraph" style:parent-style-name="Heading_20_1">
      <style:text-properties officeooo:rsid="00180c24" officeooo:paragraph-rsid="00180c24"/>
    </style:style>
    <style:style style:name="P11" style:family="paragraph" style:parent-style-name="Heading_20_1">
      <style:text-properties officeooo:rsid="00183f97" officeooo:paragraph-rsid="00183f97"/>
    </style:style>
    <style:style style:name="P12" style:family="paragraph" style:parent-style-name="Heading_20_2">
      <style:text-properties officeooo:rsid="00183f97" officeooo:paragraph-rsid="00183f97"/>
    </style:style>
    <style:style style:name="P13" style:family="paragraph" style:parent-style-name="Heading_20_3">
      <style:text-properties officeooo:rsid="00183f97" officeooo:paragraph-rsid="00183f97"/>
    </style:style>
    <style:style style:name="P14" style:family="paragraph" style:parent-style-name="Text_20_body">
      <style:text-properties fo:language="de" fo:country="DE" officeooo:rsid="001b7b2e" officeooo:paragraph-rsid="001b7b2e"/>
    </style:style>
    <style:style style:name="P15" style:family="paragraph" style:parent-style-name="Text_20_body">
      <style:text-properties officeooo:rsid="001b7b2e" officeooo:paragraph-rsid="001b7b2e"/>
    </style:style>
    <style:style style:name="P16" style:family="paragraph" style:parent-style-name="Text_20_body">
      <style:text-properties officeooo:rsid="001bd2cc" officeooo:paragraph-rsid="001bd2cc"/>
    </style:style>
    <style:style style:name="P17" style:family="paragraph" style:parent-style-name="Text_20_body">
      <style:text-properties officeooo:rsid="001c7297" officeooo:paragraph-rsid="001c7297"/>
    </style:style>
    <style:style style:name="P18" style:family="paragraph" style:parent-style-name="Text_20_body">
      <style:text-properties officeooo:rsid="001cfa71" officeooo:paragraph-rsid="001cfa71"/>
    </style:style>
    <style:style style:name="P19" style:family="paragraph" style:parent-style-name="Text_20_body">
      <style:text-properties officeooo:rsid="001e9ebe" officeooo:paragraph-rsid="00230f2f"/>
    </style:style>
    <style:style style:name="T1" style:family="text">
      <style:text-properties officeooo:rsid="00186453"/>
    </style:style>
    <style:style style:name="T2" style:family="text">
      <style:text-properties officeooo:rsid="001a0732"/>
    </style:style>
    <style:style style:name="T3" style:family="text">
      <style:text-properties officeooo:rsid="001c7297"/>
    </style:style>
    <style:style style:name="T4" style:family="text">
      <style:text-properties officeooo:rsid="0020d5d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tokoll Vorlag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text:a xlink:type="simple" xlink:href="#__RefHeading__309_27317298" text:style-name="Index_20_Link" text:visited-style-name="Index_20_Link">Thema / Aufgabenstellung / Ziel der Aufgabe<text:tab/>1</text:a></text:p>
          <text:p text:style-name="P4"><text:a xlink:type="simple" xlink:href="#__RefHeading__311_27317298" text:style-name="Index_20_Link" text:visited-style-name="Index_20_Link">Benötigte bzw. verwendete Hard- und Software<text:tab/>1</text:a></text:p>
          <text:p text:style-name="P4"><text:a xlink:type="simple" xlink:href="#__RefHeading__313_27317298" text:style-name="Index_20_Link" text:visited-style-name="Index_20_Link">Programm<text:tab/>2</text:a></text:p>
          <text:p text:style-name="P5"><text:a xlink:type="simple" xlink:href="#__RefHeading__315_27317298" text:style-name="Index_20_Link" text:visited-style-name="Index_20_Link">Benutzeranleitung<text:tab/>2</text:a></text:p>
          <text:p text:style-name="P5"><text:a xlink:type="simple" xlink:href="#__RefHeading__317_27317298" text:style-name="Index_20_Link" text:visited-style-name="Index_20_Link">Funktionsbeschreibung<text:tab/>2</text:a></text:p>
          <text:p text:style-name="P5"><text:a xlink:type="simple" xlink:href="#__RefHeading__319_27317298" text:style-name="Index_20_Link" text:visited-style-name="Index_20_Link">Funktionsbeschreibung (Was es nicht / kann)<text:tab/>2</text:a></text:p>
          <text:p text:style-name="P5"><text:a xlink:type="simple" xlink:href="#__RefHeading__321_27317298" text:style-name="Index_20_Link" text:visited-style-name="Index_20_Link">Erläuterung der einzelnen Programmteile<text:tab/>2</text:a></text:p>
          <text:p text:style-name="P2"><text:a xlink:type="simple" xlink:href="#__RefHeading__323_27317298" text:style-name="Index_20_Link" text:visited-style-name="Index_20_Link">Softwaremodule erläutern<text:tab/>2</text:a></text:p>
          <text:p text:style-name="P2"><text:a xlink:type="simple" xlink:href="#__RefHeading__325_27317298" text:style-name="Index_20_Link" text:visited-style-name="Index_20_Link">Klassendiagramm<text:tab/>3</text:a></text:p>
          <text:p text:style-name="P5"><text:a xlink:type="simple" xlink:href="#__RefHeading__327_27317298" text:style-name="Index_20_Link" text:visited-style-name="Index_20_Link">Sequenzdiagramm<text:tab/>3</text:a></text:p>
          <text:p text:style-name="P2"><text:a xlink:type="simple" xlink:href="#__RefHeading__329_27317298" text:style-name="Index_20_Link" text:visited-style-name="Index_20_Link">Zusammenarbeit der einzelnen Programmteile (Erläuterung)<text:tab/>3</text:a></text:p>
          <text:p text:style-name="P2"><text:a xlink:type="simple" xlink:href="#__RefHeading__331_27317298" text:style-name="Index_20_Link" text:visited-style-name="Index_20_Link">Automatisch generierte Programmdokumentationen (Falls Vorhanden)<text:tab/>3</text:a></text:p>
          <text:p text:style-name="P5"><text:a xlink:type="simple" xlink:href="#__RefHeading__333_27317298" text:style-name="Index_20_Link" text:visited-style-name="Index_20_Link">Programmtests (Was / Wie / Ergebnisse)<text:tab/>3</text:a></text:p>
          <text:p text:style-name="P4"><text:a xlink:type="simple" xlink:href="#__RefHeading__335_27317298" text:style-name="Index_20_Link" text:visited-style-name="Index_20_Link">Erkenntnisgewinn (wichtig für sich selbst und als Rückmeldung für den Lehrer)<text:tab/>4</text:a></text:p>
        </text:index-body>
      </text:table-of-content>
      <text:h text:style-name="P9" text:outline-level="1"><text:bookmark-start text:name="__RefHeading__309_27317298"/>Aufgabe<text:bookmark-end text:name="__RefHeading__309_27317298"/></text:h>
      <text:p text:style-name="P14">Unsere Aufgabe war es, ein „Rate die Zahl“ Spiel in Python zu entwickeln. Wobei der Anwender einen Zahlenbereich selber angeben können soll und dann die Zahl innerhalb dieses Bereiches zufällig generiert wird. Der Anwender wird solange gefragt bis dieser Aufgibt oder die Zahl gefunden hat. Wenn der Benutzer eine Zahl angibt und diese Falsch ist muss dem Anwender mitgeteilt werden, ob die gesuchte Zahl kleiner oder größer ist. Und zu guter Letzt wird nach erfolgreichem Abschließen des Spieles wird das Ergebnis, bestehend aus der gesuchten Zahl und den benötigten Versuchen, ausgegeben.</text:p>
      <text:h text:style-name="P8" text:outline-level="1"><text:bookmark-start text:name="__RefHeading__311_27317298"/>Benötigte bzw. verwendete Hard- und Software<text:bookmark-end text:name="__RefHeading__311_27317298"/></text:h>
      <text:p text:style-name="P15">Für die Entwicklung des Spieles, habe ich Python 3.6.7, Visual Studio Code und Pycharm verwendet. Wobei der großteil des Spieles mit Pycharm entwickelt wurde.</text:p>
      <text:h text:style-name="P10" text:outline-level="1"><text:soft-page-break/></text:h>
      <text:h text:style-name="P10" text:outline-level="1"><text:bookmark-start text:name="__RefHeading__313_27317298"/>Programm<text:bookmark-end text:name="__RefHeading__313_27317298"/></text:h>
      <text:h text:style-name="Heading_20_2" text:outline-level="2"><text:bookmark-start text:name="__RefHeading__315_27317298"/>Benutzeranleitung<text:bookmark-end text:name="__RefHeading__315_27317298"/></text:h>
      <text:p text:style-name="P16">Damit sie dieses Spiel ausführen können wird ausschließlich Python 3.6.7 benötigt.</text:p>
      <text:p text:style-name="P16">Zum starten des Spieles reicht in der Regel ein einfacher Doppelklick, sollte dies allerdings nicht der Fall sein, müssen sie das Spiel über die Konsole starten. Dies tun sie indem sie, indem sie das Konsolen Fenster von Windows öffnen und „python3 guess-number.py“ ausführen. Sollte dies ebenfalls nicht funktionieren müssen sie den Dateipfad mit angeben. Also z.B. „<text:a xlink:type="simple" xlink:href="file:///C:/Program">C:\Program</text:a> Files (x86)\Python36-32\python.exe guess-number.py“.</text:p>
      <text:p text:style-name="P16">Sobald das Programm gestartet wurde werden sie sich im Hauptmenü des Spieles wiederfinden, wo sie entweder das Spiel starten können (1 eingeben und bestätigen) oder das Spiel wieder beenden können (2 eingeben und bestätigen). Sobald sie das Spiel begonnen haben, werden sie nach dem Zahlenbereich gefragt welchen <text:span text:style-name="T3">sie für diese Runde Verwenden möchten. Die Zahlen müssen einzeln eingegeben werden damit dies Funktioniert. Zudem darf die Zahl für den Maximalwert nicht kleiner sein als die für den Minimalwert.</text:span></text:p>
      <text:p text:style-name="P17">Nun beginnt das Raten der Zahl. Sobald sie die Zahl erraten haben wird das Spiel ihnen ihr Ergebnis darstellen und sie zurück in das Hauptmenü bringen, wo sie entweder ein neues Spiel starten oder es beenden können.</text:p>
      <text:h text:style-name="Heading_20_2" text:outline-level="2"><text:bookmark-start text:name="__RefHeading__317_27317298"/>Funktionsbeschreibung<text:bookmark-end text:name="__RefHeading__317_27317298"/></text:h>
      <text:p text:style-name="P18">Als Erstes was nach dem Programmstart wird das Hauptmenü dargestellt, wo man dann aussuchen kann, welche Aktion ausgeführt werden soll. Dies habe ich durch einer Eingabe der passenden Zahl gelöst. Also möchte man das Spiel starten, so muss man die Zahl 1 eingeben und mit Enter bestätigen. Dabei überprüft das Programm ob die Eingabe eine Zahl ist. Ist dies der Fall wird diese in eine Zahl umgewandelt und dann mit den Menüpunkten verglichen. So wird wenn der Benutzer eine 1 eingibt das Unterprogramm namens „startgame“, welches das hauptsächliche Spiel enthält, ausgeführt. Sollte allerdings eine 2 angegeben werden, wird das Programm beendet.</text:p>
      <text:p text:style-name="P19">Nachdem das Unterprogramm „startgame“ ausgeführt wurde, wird der Spieler im Spiel begrüßt und dazu aufgefordert den Zahlenbereich anzugeben. Bei der Eingabe der Zahlen wird überprüft, ob die Eingabe eine Zahl ist und ob diese zulässig ist. Das heißt wenn die erste Eingabe auch wirklich eine Zahl ist, wird diese in der Liste „numberRange“ an Position 0 gespeichert. Gleichzeitig wird in der Liste die Position 1 auf True gesetzt damit die While-schleife für die Abfrage des Minimalwertes beendet wird und die Maximale Zahl abgefragt werden kann. Diese abfrage geschieht im Prinzip genau wie die der Minimalen Zahl, mit dem kleinen Zusatz der Prüfung, ob diese Kleiner ist als die <text:soft-page-break/>Minimalen. Also sollte die Maximale Zahl kleiner sein als die Minimale Zahl, wird diese nicht gespeichert und der Spieler muss eine neue angeben. <text:span text:style-name="T4">Zudem wird er noch drauf hingewiesen, dass er eine Zahl angeben muss, welche größer ist als die Minimalzahl.</text:span> Sollte allerdings die Zahl größer oder gleich der Minimalen Zahl sein, so wird diese in der „numberRange“ Liste an Position 2 eingetragen und Position 3 wird auf True gesetzt. <text:span text:style-name="T4">Wenn bei beiden Eingaben keine Zahl Angegeben wird, wird der Spieler darauf hingewiesen das er eine Zahl angeben muss und die abfrage wird erneut gestartet. Nun wird eine Liste namens „gameValues“ erstellt, welche die zufällig generierte Zahl an Position 0 beinhaltet. An Position 1 werden die Benötigten Versuche gespeichert und an Position 2 wird gespeichert, ob die Zahl erraten wurde oder nicht. Das Spiel wird in einer While-schleife ausgeführt, welche solang ausgeführt wird, bis in der „gameValues“ Liste die Position 2 auf True gestellt wird. Innerhalb der Schleife wird der Spieler nach der Zahl gefragt, welche nach der Eingabe darauf untersucht wird, ob diese überhaupt eine Zahl ist. Sollte dies nicht der Fall sein, wird der Spieler auf den Fehler hingewiesen und es wird nach einer neuen Zahl gefragt. Wenn allerdings die Zahl auch eine Zahl ist, so wird der Zähler für die Versuche, welcher in der Liste „gameValues“ an Position 1 liegt, um eins erhöht. Nun wird die angegebene Zahl in den Typen „int“ umgewandelt und mit der Zufalls generierten Wert verglichen. Wenn der Vergleich ergibt, dass es die selben sind, also z.B. Eingabe(5), Generierte zahl(5), so wird der 2 Wert von „gameValues“ auf True gesetzt und das Ergebnis wird ausgegeben. Sollte die Zahl kleiner sein, also Eingabe(4), Generierte zahl(5), wird eine Nachricht an den Spieler übergeben, welche ihn mitteilt das die eingegebene Zahl kleiner ist. Und falls alle Überprüfungen negative ausfallen wird überprüft ob die Zahl größer ist und genau wie bei der Überprüfungen davor wird dem Spieler eine Nachricht übergeben, das die Zahl zu groß ist. Das Ergebnis enthält zum einen die gesuchte Zahl und zum zweiten die Anzahl an versuchen die benötigt wurden um die Zahl zu finden. Nun wird auf eine Eingabe vom Spieler gewartet bevor das Unterprogramm beendet wird.</text:span></text:p>
      <text:h text:style-name="Heading_20_2" text:outline-level="2"><text:bookmark-start text:name="__RefHeading__319_27317298"/>Funktionsbeschreibung (<text:span text:style-name="T1">Was es nicht / kann</text:span>)<text:bookmark-end text:name="__RefHeading__319_27317298"/></text:h>
      <text:p text:style-name="P6">Nullam nulla eros, ultricies sit amet, nonummy id, imperdiet feugiat, pede. Sed lectus. Donec mollis hendrerit risus. Phasellus nec sem in justo pellentesque facilisis. Etiam imperdiet imperdiet orci. Nunc nec neque. Phasellus leo dolor, tempus non, auctor et, hendrerit quis, nisi. Curabitur ligula sapien, tincidunt non, euismod vitae, posuere imperdiet, leo. Maecenas malesuada. Praesent congue erat at massa. Sed cursus turpis vitae tortor. Donec posuere vulputate arcu. Phasellus accumsan cursus velit.</text:p>
      <text:h text:style-name="Heading_20_2" text:outline-level="2"><text:bookmark-start text:name="__RefHeading__321_27317298"/>Erläuterung der einzelnen Programmteile<text:bookmark-end text:name="__RefHeading__321_27317298"/></text:h>
      <text:h text:style-name="Heading_20_3" text:outline-level="3"><text:bookmark-start text:name="__RefHeading__323_27317298"/>Softwaremodule erläutern<text:bookmark-end text:name="__RefHeading__323_27317298"/></text:h>
      <text:p text:style-name="P7">Vestibulum ante ipsum primis in faucibus orci luctus et ultrices posuere cubilia Curae; Sed aliquam, nisi quis porttitor congue, elit erat euismod orci, ac placerat dolor lectus quis orci. Phasellus consectetuer vestibulum elit. Aenean tellus metus, bibendum sed, posuere ac, mattis non, nunc. <text:soft-page-break/>Vestibulum fringilla pede sit amet augue. In turpis. Pellentesque posuere. Praesent turpis. Aenean posuere, tortor sed cursus feugiat, nunc augue blandit nunc, eu sollicitudin urna dolor sagittis lacus. Donec elit libero, sodales nec, volutpat a, suscipit non, turpis.</text:p>
      <text:h text:style-name="P13" text:outline-level="3"><text:bookmark-start text:name="__RefHeading__325_27317298"/>Klassendiagramm<text:bookmark-end text:name="__RefHeading__325_27317298"/></text:h>
      <text:p text:style-name="P7">Nullam sagittis. Suspendisse pulvinar, augue ac venenatis condimentum, sem libero volutpat nibh, nec pellentesque velit pede quis nunc. Vestibulum ante ipsum primis in faucibus orci luctus et ultrices posuere cubilia Curae; Fusce id purus. Ut varius tincidunt libero. Phasellus dolor. Maecenas vestibulum mollis diam. Pellentesque ut neque. Pellentesque habitant morbi tristique senectus et netus et malesuada fames ac turpis egestas. In dui magna, posuere eget, vestibulum et, tempor auctor, justo. In ac felis quis tortor malesuada pretium.</text:p>
      <text:h text:style-name="P12" text:outline-level="2"><text:bookmark-start text:name="__RefHeading__327_27317298"/>Sequenzdiagramm<text:bookmark-end text:name="__RefHeading__327_27317298"/></text:h>
      <text:p text:style-name="P7">Pellentesque auctor neque nec urna. Proin sapien ipsum, porta a, auctor quis, euismod ut, mi. Aenean viverra rhoncus pede. Pellentesque habitant morbi tristique senectus et netus et malesuada fames ac turpis egestas. Ut non enim eleifend felis pretium feugiat. Vivamus quis mi. Phasellus a est. Phasellus magna. In hac habitasse platea dictumst. Curabitur at lacus ac velit ornare lobortis. Curabitur a felis in nunc fringilla tristique. Morbi mattis ullamcorper velit. Phasellus gravida semper nisi. Nullam vel sem.</text:p>
      <text:h text:style-name="P13" text:outline-level="3"><text:bookmark-start text:name="__RefHeading__329_27317298"/>Zusammenarbeit der einzelnen Programmteile (Erläuterung)<text:bookmark-end text:name="__RefHeading__329_27317298"/></text:h>
      <text:p text:style-name="P7">Pellentesque libero tortor, tincidunt et, tincidunt eget, semper nec, quam. Sed hendrerit. Morbi ac felis. Nunc egestas, augue at pellentesque laoreet, felis eros vehicula leo, at malesuada velit leo quis pede. Donec interdum, metus et hendrerit aliquet, dolor diam sagittis ligula, eget egestas libero turpis vel mi. Nunc nulla. Fusce risus nisl, viverra et, tempor et, pretium in, sapien. Donec venenatis vulputate lorem. Morbi nec metus. Phasellus blandit leo ut odio.</text:p>
      <text:h text:style-name="P13" text:outline-level="3"><text:bookmark-start text:name="__RefHeading__331_27317298"/>Automatisch generierte Programmdokumentationen (Falls Vorhanden) <text:bookmark-end text:name="__RefHeading__331_27317298"/></text:h>
      <text:p text:style-name="P7">Maecenas ullamcorper, dui et placerat feugiat, eros pede varius nisi, condimentum viverra felis nunc et lorem. Sed magna purus, fermentum eu, tincidunt eu, varius ut, felis. In auctor lobortis lacus. Quisque libero metus, condimentum nec, tempor a, commodo mollis, magna. Vestibulum ullamcorper mauris at ligula. Fusce fermentum. Nullam cursus lacinia erat. Praesent blandit laoreet nibh. Fusce convallis metus id felis luctus adipiscing. Pellentesque egestas, neque sit amet convallis pulvinar, justo nulla eleifend augue, ac auctor orci leo non est. Quisque id mi.</text:p>
      <text:h text:style-name="P12" text:outline-level="2"><text:bookmark-start text:name="__RefHeading__333_27317298"/>Programmtests (Was / Wie / Ergebnisse)<text:bookmark-end text:name="__RefHeading__333_27317298"/></text:h>
      <text:p text:style-name="P7">Ut tincidunt tincidunt erat. Etiam feugiat lorem non metus. Vestibulum dapibus nunc ac augue. Curabitur vestibulum aliquam leo. Praesent egestas neque eu enim. In hac habitasse platea dictumst. <text:soft-page-break/>Fusce a quam. Etiam ut purus mattis mauris sodales aliquam. Curabitur nisi. Quisque malesuada placerat nisl. Nam ipsum risus, rutrum vitae, vestibulum eu, molestie vel, lacus. Sed augue ipsum, egestas nec, vestibulum et, malesuada adipiscing, dui. Vestibulum facilisis, purus nec pulvinar iaculis, ligula mi congue nunc, vitae euismod ligula urna in dolor. Mauris sollicitudin fermentum libero.</text:p>
      <text:h text:style-name="P11" text:outline-level="1"><text:bookmark-start text:name="__RefHeading__335_27317298"/>Erkenntnisgewinn (wichtig für <text:span text:style-name="T2">sich</text:span> selbst und als Rückmeldung <text:span text:style-name="T2">für den Lehrer</text:span>)<text:bookmark-end text:name="__RefHeading__335_27317298"/></text:h>
      <text:p text:style-name="P7">Praesent nonummy mi in odio. Nunc interdum lacus sit amet orci. Vestibulum rutrum, mi nec elementum vehicula, eros quam gravida nisl, id fringilla neque ante vel mi. Morbi mollis tellus ac sapien. Phasellus volutpat, metus eget egestas mollis, lacus lacus blandit dui, id egestas quam mauris ut lacus. Fusce vel dui. Sed in libero ut nibh placerat accumsan. Proin faucibus arcu quis ante. In consectetuer turpis ut velit. Nulla sit amet est. Praesent metus tellus, elementum eu, semper a, adipiscing nec, purus. Cras risus ipsum, faucibus ut, ullamcorper id, varius ac, leo. Suspendisse feugiat. Suspendisse enim turpis, dictum sed, iaculis a, condimentum nec, nisi. Praesent nec nisl a purus blandit viverra. Praesent ac massa at ligula laoreet iaculis. Nulla neque dolor, sagittis eget, iaculis quis, molestie non, velit. Mauris turpis nunc, blandit et, volutpat molestie, porta ut, ligula. Fusce pharetra convallis urna. Quisque ut nisi. Donec mi odio, faucibus at, scelerisque qu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rd"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Times New Roman" fo:font-family="'Times New Roman'"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officeooo:rsid="00180c24" officeooo:paragraph-rsid="00180c2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Herr Loos<text:tab/>DQI18 / Programmier-Praktikum<text:tab/><text:date style:data-style-name="N37" text:date-value="2018-09-10T12:33:16.911999816" text:fixed="true">10.09.18</text:date></text:p>
        <text:p text:style-name="MP1">Mika Westphal<text:tab/>Programmier-Praktikum Protokoll Vorlage<text:tab/>Gruppe B</text:p>
      </style:header>
      <style:footer>
        <text:p text:style-name="Footer"><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1:55:08.310000000</meta:creation-date>
    <dc:date>2019-01-28T15:06:30.562000000</dc:date>
    <meta:editing-duration>PT1H18M2S</meta:editing-duration>
    <meta:editing-cycles>14</meta:editing-cycles>
    <meta:generator>LibreOffice/4.2.4.2$Windows_x86 LibreOffice_project/63150712c6d317d27ce2db16eb94c2f3d7b699f8</meta:generator>
    <meta:document-statistic meta:table-count="0" meta:image-count="0" meta:object-count="0" meta:page-count="5" meta:paragraph-count="49" meta:word-count="1708" meta:character-count="11473" meta:non-whitespace-character-count="9810"/>
  </office:meta>
</office:document-meta>
</file>